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bg" fo:country="BG"/>
    </style:style>
    <style:style style:name="P2" style:family="paragraph" style:parent-style-name="Standard">
      <style:text-properties fo:language="bg" fo:country="BG" officeooo:rsid="000d3683" officeooo:paragraph-rsid="000d3683"/>
    </style:style>
    <style:style style:name="P3" style:family="paragraph" style:parent-style-name="Standard">
      <style:text-properties fo:language="bg" fo:country="BG" officeooo:rsid="000ddfb4" officeooo:paragraph-rsid="000ddfb4"/>
    </style:style>
    <style:style style:name="P4" style:family="paragraph" style:parent-style-name="Standard">
      <style:text-properties fo:language="bg" fo:country="BG" officeooo:rsid="000ddfb4" officeooo:paragraph-rsid="005a2132"/>
    </style:style>
    <style:style style:name="P5" style:family="paragraph" style:parent-style-name="Standard">
      <style:text-properties fo:language="bg" fo:country="BG" officeooo:paragraph-rsid="005a2132"/>
    </style:style>
    <style:style style:name="P6" style:family="paragraph" style:parent-style-name="Standard">
      <style:text-properties fo:language="bg" fo:country="BG" officeooo:rsid="000ed868" officeooo:paragraph-rsid="000ed868"/>
    </style:style>
    <style:style style:name="P7" style:family="paragraph" style:parent-style-name="Standard">
      <style:text-properties fo:language="bg" fo:country="BG" officeooo:paragraph-rsid="001337f4"/>
    </style:style>
    <style:style style:name="P8" style:family="paragraph" style:parent-style-name="Standard">
      <style:text-properties fo:language="bg" fo:country="BG" officeooo:paragraph-rsid="00221b96"/>
    </style:style>
    <style:style style:name="P9" style:family="paragraph" style:parent-style-name="Standard">
      <style:text-properties fo:language="bg" fo:country="BG" officeooo:paragraph-rsid="002a225e"/>
    </style:style>
    <style:style style:name="P10" style:family="paragraph" style:parent-style-name="Standard">
      <style:text-properties fo:language="bg" fo:country="BG" officeooo:paragraph-rsid="003bbb0a"/>
    </style:style>
    <style:style style:name="P11" style:family="paragraph" style:parent-style-name="Standard">
      <style:text-properties fo:language="bg" fo:country="BG" officeooo:paragraph-rsid="007ed0f1"/>
    </style:style>
    <style:style style:name="P12" style:family="paragraph" style:parent-style-name="Standard">
      <style:text-properties fo:language="bg" fo:country="BG" officeooo:paragraph-rsid="00804ab9"/>
    </style:style>
    <style:style style:name="P13" style:family="paragraph" style:parent-style-name="Standard">
      <style:text-properties fo:language="bg" fo:country="BG" officeooo:paragraph-rsid="003e992e"/>
    </style:style>
    <style:style style:name="P14" style:family="paragraph" style:parent-style-name="Standard">
      <style:text-properties fo:language="bg" fo:country="BG" officeooo:paragraph-rsid="0089ee31"/>
    </style:style>
    <style:style style:name="P15" style:family="paragraph" style:parent-style-name="Standard">
      <style:text-properties fo:language="bg" fo:country="BG" officeooo:rsid="008b40ab" officeooo:paragraph-rsid="008b40ab"/>
    </style:style>
    <style:style style:name="P16" style:family="paragraph" style:parent-style-name="Standard">
      <style:text-properties fo:language="bg" fo:country="BG" officeooo:rsid="008fc2d8" officeooo:paragraph-rsid="008fc2d8"/>
    </style:style>
    <style:style style:name="P17" style:family="paragraph" style:parent-style-name="Standard">
      <style:text-properties fo:language="bg" fo:country="BG" officeooo:paragraph-rsid="00aa93f1"/>
    </style:style>
    <style:style style:name="P18" style:family="paragraph" style:parent-style-name="Standard">
      <style:text-properties fo:language="bg" fo:country="BG" officeooo:rsid="00b29689" officeooo:paragraph-rsid="00b40679"/>
    </style:style>
    <style:style style:name="P19" style:family="paragraph" style:parent-style-name="Standard">
      <style:paragraph-properties fo:text-align="justify" style:justify-single-word="false"/>
      <style:text-properties fo:language="bg" fo:country="BG" officeooo:paragraph-rsid="00cd409c"/>
    </style:style>
    <style:style style:name="P20" style:family="paragraph" style:parent-style-name="Standard">
      <style:text-properties officeooo:paragraph-rsid="00abaa88"/>
    </style:style>
    <style:style style:name="P21" style:family="paragraph" style:parent-style-name="Standard">
      <style:text-properties style:use-window-font-color="true" fo:language="bg" fo:country="BG" officeooo:paragraph-rsid="00aa93f1"/>
    </style:style>
    <style:style style:name="P22" style:family="paragraph" style:parent-style-name="Heading_20_2">
      <style:text-properties fo:language="bg" fo:country="BG"/>
    </style:style>
    <style:style style:name="P23" style:family="paragraph" style:parent-style-name="Heading_20_2">
      <style:text-properties fo:language="bg" fo:country="BG" officeooo:rsid="0058bd2d" officeooo:paragraph-rsid="0058bd2d"/>
    </style:style>
    <style:style style:name="P24" style:family="paragraph" style:parent-style-name="Heading_20_2">
      <style:text-properties fo:language="bg" fo:country="BG" officeooo:rsid="004f2d75" officeooo:paragraph-rsid="004f2d75"/>
    </style:style>
    <style:style style:name="P25" style:family="paragraph" style:parent-style-name="Heading_20_1">
      <style:text-properties fo:language="bg" fo:country="BG"/>
    </style:style>
    <style:style style:name="P26" style:family="paragraph" style:parent-style-name="Standard" style:list-style-name="L1">
      <style:text-properties fo:language="bg" fo:country="BG"/>
    </style:style>
    <style:style style:name="P27" style:family="paragraph" style:parent-style-name="Standard" style:list-style-name="L2">
      <style:text-properties fo:language="bg" fo:country="BG"/>
    </style:style>
    <style:style style:name="P28" style:family="paragraph" style:parent-style-name="Standard" style:list-style-name="L3">
      <style:text-properties fo:language="bg" fo:country="BG" officeooo:rsid="00bab6a7" officeooo:paragraph-rsid="00bab6a7"/>
    </style:style>
    <style:style style:name="P29" style:family="paragraph" style:parent-style-name="Standard" style:list-style-name="L2"/>
    <style:style style:name="P30" style:family="paragraph" style:parent-style-name="Standard" style:list-style-name="L3">
      <style:text-properties officeooo:paragraph-rsid="00bab6a7"/>
    </style:style>
    <style:style style:name="P31" style:family="paragraph" style:parent-style-name="Standard" style:list-style-name="L3">
      <style:text-properties officeooo:rsid="00bab6a7" officeooo:paragraph-rsid="00c18a3e"/>
    </style:style>
    <style:style style:name="P32" style:family="paragraph" style:parent-style-name="Standard" style:list-style-name="L2" style:master-page-name="">
      <style:paragraph-properties style:page-number="auto" fo:keep-with-next="always" style:writing-mode="page"/>
      <style:text-properties fo:language="bg" fo:country="BG" officeooo:paragraph-rsid="00c7d22d"/>
    </style:style>
    <style:style style:name="T1" style:family="text">
      <style:text-properties fo:font-weight="bold" style:font-weight-asian="bold" style:font-weight-complex="bold"/>
    </style:style>
    <style:style style:name="T2" style:family="text">
      <style:text-properties officeooo:rsid="000d5e2b"/>
    </style:style>
    <style:style style:name="T3" style:family="text">
      <style:text-properties officeooo:rsid="000fa852"/>
    </style:style>
    <style:style style:name="T4" style:family="text">
      <style:text-properties officeooo:rsid="000ff98d"/>
    </style:style>
    <style:style style:name="T5" style:family="text">
      <style:text-properties officeooo:rsid="0011870a"/>
    </style:style>
    <style:style style:name="T6" style:family="text">
      <style:text-properties officeooo:rsid="0018af71"/>
    </style:style>
    <style:style style:name="T7" style:family="text">
      <style:text-properties officeooo:rsid="001991f4"/>
    </style:style>
    <style:style style:name="T8" style:family="text">
      <style:text-properties officeooo:rsid="001fab6b"/>
    </style:style>
    <style:style style:name="T9" style:family="text">
      <style:text-properties officeooo:rsid="00221b96"/>
    </style:style>
    <style:style style:name="T10" style:family="text">
      <style:text-properties officeooo:rsid="00232e00"/>
    </style:style>
    <style:style style:name="T11" style:family="text">
      <style:text-properties officeooo:rsid="0024bd80"/>
    </style:style>
    <style:style style:name="T12" style:family="text">
      <style:text-properties officeooo:rsid="0029af8e"/>
    </style:style>
    <style:style style:name="T13" style:family="text">
      <style:text-properties officeooo:rsid="002a225e"/>
    </style:style>
    <style:style style:name="T14" style:family="text">
      <style:text-properties officeooo:rsid="002bad03"/>
    </style:style>
    <style:style style:name="T15" style:family="text">
      <style:text-properties officeooo:rsid="002d5b9e"/>
    </style:style>
    <style:style style:name="T16" style:family="text">
      <style:text-properties officeooo:rsid="002eb766"/>
    </style:style>
    <style:style style:name="T17" style:family="text">
      <style:text-properties officeooo:rsid="0030b503"/>
    </style:style>
    <style:style style:name="T18" style:family="text">
      <style:text-properties officeooo:rsid="00319e60"/>
    </style:style>
    <style:style style:name="T19" style:family="text">
      <style:text-properties officeooo:rsid="0032ca00"/>
    </style:style>
    <style:style style:name="T20" style:family="text">
      <style:text-properties officeooo:rsid="0033f03e"/>
    </style:style>
    <style:style style:name="T21" style:family="text">
      <style:text-properties officeooo:rsid="003449b3"/>
    </style:style>
    <style:style style:name="T22" style:family="text">
      <style:text-properties officeooo:rsid="0039913d"/>
    </style:style>
    <style:style style:name="T23" style:family="text">
      <style:text-properties officeooo:rsid="003bbb0a"/>
    </style:style>
    <style:style style:name="T24" style:family="text">
      <style:text-properties officeooo:rsid="003d4092"/>
    </style:style>
    <style:style style:name="T25" style:family="text">
      <style:text-properties officeooo:rsid="003e992e"/>
    </style:style>
    <style:style style:name="T26" style:family="text">
      <style:text-properties officeooo:rsid="0048a6de"/>
    </style:style>
    <style:style style:name="T27" style:family="text">
      <style:text-properties officeooo:rsid="0049741a"/>
    </style:style>
    <style:style style:name="T28" style:family="text">
      <style:text-properties officeooo:rsid="0055a569"/>
    </style:style>
    <style:style style:name="T29" style:family="text">
      <style:text-properties officeooo:rsid="0056e7b4"/>
    </style:style>
    <style:style style:name="T30" style:family="text">
      <style:text-properties officeooo:rsid="00591b2e"/>
    </style:style>
    <style:style style:name="T31" style:family="text">
      <style:text-properties officeooo:rsid="005a2132"/>
    </style:style>
    <style:style style:name="T32" style:family="text">
      <style:text-properties officeooo:rsid="005a663b"/>
    </style:style>
    <style:style style:name="T33" style:family="text">
      <style:text-properties officeooo:rsid="005d1c8a"/>
    </style:style>
    <style:style style:name="T34" style:family="text">
      <style:text-properties officeooo:rsid="006ded38"/>
    </style:style>
    <style:style style:name="T35" style:family="text">
      <style:text-properties officeooo:rsid="006f7d8f"/>
    </style:style>
    <style:style style:name="T36" style:family="text">
      <style:text-properties officeooo:rsid="006fba9f"/>
    </style:style>
    <style:style style:name="T37" style:family="text">
      <style:text-properties officeooo:rsid="0074020f"/>
    </style:style>
    <style:style style:name="T38" style:family="text">
      <style:text-properties officeooo:rsid="00759a75"/>
    </style:style>
    <style:style style:name="T39" style:family="text">
      <style:text-properties officeooo:rsid="00770bb9"/>
    </style:style>
    <style:style style:name="T40" style:family="text">
      <style:text-properties officeooo:rsid="007ab3f3"/>
    </style:style>
    <style:style style:name="T41" style:family="text">
      <style:text-properties officeooo:rsid="007ae2e2"/>
    </style:style>
    <style:style style:name="T42" style:family="text">
      <style:text-properties officeooo:rsid="007cf54c"/>
    </style:style>
    <style:style style:name="T43" style:family="text">
      <style:text-properties officeooo:rsid="00823e03"/>
    </style:style>
    <style:style style:name="T44" style:family="text">
      <style:text-properties officeooo:rsid="00834088"/>
    </style:style>
    <style:style style:name="T45" style:family="text">
      <style:text-properties officeooo:rsid="0084c5ca"/>
    </style:style>
    <style:style style:name="T46" style:family="text">
      <style:text-properties officeooo:rsid="0085a576"/>
    </style:style>
    <style:style style:name="T47" style:family="text">
      <style:text-properties officeooo:rsid="0086c896"/>
    </style:style>
    <style:style style:name="T48" style:family="text">
      <style:text-properties officeooo:rsid="008828cf"/>
    </style:style>
    <style:style style:name="T49" style:family="text">
      <style:text-properties officeooo:rsid="0089ee31"/>
    </style:style>
    <style:style style:name="T50" style:family="text">
      <style:text-properties officeooo:rsid="009d4002"/>
    </style:style>
    <style:style style:name="T51" style:family="text">
      <style:text-properties officeooo:rsid="00a17151"/>
    </style:style>
    <style:style style:name="T52" style:family="text">
      <style:text-properties officeooo:rsid="00a6600f"/>
    </style:style>
    <style:style style:name="T53" style:family="text">
      <style:text-properties fo:language="en" fo:country="US"/>
    </style:style>
    <style:style style:name="T54" style:family="text">
      <style:text-properties fo:language="en" fo:country="US" officeooo:rsid="00ae26f6"/>
    </style:style>
    <style:style style:name="T55" style:family="text">
      <style:text-properties fo:language="en" fo:country="US" officeooo:rsid="00bab6a7"/>
    </style:style>
    <style:style style:name="T56" style:family="text">
      <style:text-properties fo:language="en" fo:country="US" officeooo:rsid="00c618e0"/>
    </style:style>
    <style:style style:name="T57" style:family="text">
      <style:text-properties fo:font-variant="normal" fo:text-transform="none" fo:color="#333333" style:font-name="Liberation Serif" fo:font-size="10pt" fo:letter-spacing="normal" fo:language="en" fo:country="US" fo:font-style="normal" fo:font-weight="normal" officeooo:rsid="00abaa88" style:font-size-asian="10pt" style:font-size-complex="10pt"/>
    </style:style>
    <style:style style:name="T58" style:family="text">
      <style:text-properties fo:language="bg" fo:country="BG"/>
    </style:style>
    <style:style style:name="T59" style:family="text">
      <style:text-properties fo:language="bg" fo:country="BG" officeooo:rsid="00aa93f1"/>
    </style:style>
    <style:style style:name="T60" style:family="text">
      <style:text-properties fo:language="bg" fo:country="BG" officeooo:rsid="00bab6a7"/>
    </style:style>
    <style:style style:name="T61" style:family="text">
      <style:text-properties fo:language="bg" fo:country="BG" officeooo:rsid="00c18a3e"/>
    </style:style>
    <style:style style:name="T62" style:family="text">
      <style:text-properties fo:language="bg" fo:country="BG" officeooo:rsid="009cfda6"/>
    </style:style>
    <style:style style:name="T63" style:family="text">
      <style:text-properties style:font-name="Liberation Serif" fo:font-size="10pt" fo:language="bg" fo:country="BG" style:font-size-asian="10pt" style:font-size-complex="10pt"/>
    </style:style>
    <style:style style:name="T64" style:family="text">
      <style:text-properties style:font-name="Liberation Serif" fo:font-size="10pt" fo:language="bg" fo:country="BG" officeooo:rsid="00abaa88" style:font-size-asian="10pt" style:font-size-complex="10pt"/>
    </style:style>
    <style:style style:name="T65" style:family="text">
      <style:text-properties style:font-name="Liberation Serif" fo:font-size="10pt" fo:language="en" fo:country="US" officeooo:rsid="00abaa88" style:font-size-asian="10pt" style:font-size-complex="10pt"/>
    </style:style>
    <style:style style:name="T66" style:family="text">
      <style:text-properties style:font-name="Liberation Serif" fo:language="en" fo:country="US" officeooo:rsid="00ae26f6"/>
    </style:style>
    <style:style style:name="T67" style:family="text">
      <style:text-properties style:font-name="Liberation Serif" fo:language="en" fo:country="US" officeooo:rsid="00bf8bf3"/>
    </style:style>
    <style:style style:name="T68" style:family="text">
      <style:text-properties style:font-name="Liberation Serif" officeooo:rsid="00ae26f6"/>
    </style:style>
    <style:style style:name="T69" style:family="text">
      <style:text-properties style:font-name="Liberation Serif" officeooo:rsid="00bf8bf3"/>
    </style:style>
    <style:style style:name="T70" style:family="text">
      <style:text-properties style:font-name="Liberation Serif" officeooo:rsid="00d8a118"/>
    </style:style>
    <style:style style:name="T71" style:family="text">
      <style:text-properties officeooo:rsid="00ae26f6"/>
    </style:style>
    <style:style style:name="T72" style:family="text">
      <style:text-properties style:font-name="Liberation Serif1"/>
    </style:style>
    <style:style style:name="T73" style:family="text">
      <style:text-properties style:font-name="Liberation Serif1" fo:language="en" fo:country="US"/>
    </style:style>
    <style:style style:name="T74" style:family="text">
      <style:text-properties style:font-name="Liberation Serif1" fo:language="en" fo:country="US" officeooo:rsid="00ae26f6"/>
    </style:style>
    <style:style style:name="T75" style:family="text">
      <style:text-properties style:font-name="Liberation Serif1" fo:language="en" fo:country="US" officeooo:rsid="00b3612f"/>
    </style:style>
    <style:style style:name="T76" style:family="text">
      <style:text-properties style:font-name="Liberation Serif1" fo:language="en" fo:country="US" officeooo:rsid="00b3e4d8"/>
    </style:style>
    <style:style style:name="T77" style:family="text">
      <style:text-properties style:font-name="Liberation Serif1" fo:language="en" fo:country="US" officeooo:rsid="00b40679"/>
    </style:style>
    <style:style style:name="T78" style:family="text">
      <style:text-properties style:font-name="Liberation Serif1" officeooo:rsid="00b3e4d8"/>
    </style:style>
    <style:style style:name="T79" style:family="text">
      <style:text-properties style:font-name="Liberation Serif1" officeooo:rsid="00b40679"/>
    </style:style>
    <style:style style:name="T80" style:family="text">
      <style:text-properties officeooo:rsid="00afc226"/>
    </style:style>
    <style:style style:name="T81" style:family="text">
      <style:text-properties style:text-position="super 58%" style:font-name="Liberation Serif1" fo:language="en" fo:country="US"/>
    </style:style>
    <style:style style:name="T82" style:family="text">
      <style:text-properties style:text-position="super 58%" style:font-name="Liberation Serif1" fo:language="en" fo:country="US" officeooo:rsid="00b3e4d8"/>
    </style:style>
    <style:style style:name="T83" style:family="text">
      <style:text-properties officeooo:rsid="00b40679"/>
    </style:style>
    <style:style style:name="T84" style:family="text">
      <style:text-properties officeooo:rsid="00c389c2"/>
    </style:style>
    <style:style style:name="T85" style:family="text">
      <style:text-properties fo:color="#000000" fo:language="bg" fo:country="BG"/>
    </style:style>
    <style:style style:name="T86" style:family="text">
      <style:text-properties officeooo:rsid="00c618e0"/>
    </style:style>
    <style:style style:name="T87" style:family="text">
      <style:text-properties officeooo:rsid="00d7072f"/>
    </style:style>
    <style:style style:name="T88" style:family="text">
      <style:text-properties style:use-window-font-color="true" fo:language="en" fo:country="US" officeooo:rsid="00cbf2b6"/>
    </style:style>
    <style:style style:name="T89" style:family="text">
      <style:text-properties style:use-window-font-color="true" fo:language="en" fo:country="US" officeooo:rsid="00cec500"/>
    </style:style>
    <style:style style:name="T90" style:family="text">
      <style:text-properties style:use-window-font-color="true" fo:language="en" fo:country="US" fo:font-style="italic" officeooo:rsid="00cbf2b6" style:font-style-asian="italic" style:font-style-complex="italic"/>
    </style:style>
    <style:style style:name="T91" style:family="text">
      <style:text-properties style:use-window-font-color="true" fo:language="en" fo:country="US" fo:font-style="italic" officeooo:rsid="00cd409c" style:font-style-asian="italic" style:font-style-complex="italic"/>
    </style:style>
    <style:style style:name="T92" style:family="text">
      <style:text-properties style:use-window-font-color="true" fo:language="en" fo:country="US" fo:font-style="italic" officeooo:rsid="00cec500" style:font-style-asian="italic" style:font-style-complex="italic"/>
    </style:style>
    <style:style style:name="T93" style:family="text">
      <style:text-properties style:use-window-font-color="true" fo:language="en" fo:country="US" officeooo:rsid="00cd409c"/>
    </style:style>
    <style:style style:name="T94" style:family="text">
      <style:text-properties style:use-window-font-color="true" fo:language="en" fo:country="US" officeooo:rsid="00cf9e48"/>
    </style:style>
    <style:style style:name="T95" style:family="text">
      <style:text-properties style:use-window-font-color="true" fo:language="en" fo:country="US" officeooo:rsid="00d15f4b"/>
    </style:style>
    <style:style style:name="T96" style:family="text">
      <style:text-properties style:use-window-font-color="true" style:text-position="sub 58%" fo:language="en" fo:country="US" fo:font-style="italic" officeooo:rsid="00cbf2b6" style:font-style-asian="italic" style:font-style-complex="italic"/>
    </style:style>
    <style:style style:name="T97" style:family="text">
      <style:text-properties style:use-window-font-color="true" style:text-position="sub 58%" fo:language="en" fo:country="US" officeooo:rsid="00cbf2b6"/>
    </style:style>
    <style:style style:name="T98" style:family="text">
      <style:text-properties style:use-window-font-color="true" style:text-position="0% 100%" fo:language="en" fo:country="US" officeooo:rsid="00cbf2b6"/>
    </style:style>
    <style:style style:name="T99" style:family="text">
      <style:text-properties style:use-window-font-color="true" style:text-position="0% 100%" fo:language="en" fo:country="US" officeooo:rsid="00cd409c"/>
    </style:style>
    <style:style style:name="T100" style:family="text">
      <style:text-properties officeooo:rsid="00dbc0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Статия</text:h>
      <text:p text:style-name="P2">Десислава Калайджиева, Константин Стойчев, Светослав Иванов, Симеон Иванов</text:p>
      <text:p text:style-name="P2">Софийски Университет Св. Климент Охридски,</text:p>
      <text:p text:style-name="P2">Физически факултет, София 1164, бул. Джеймс Баучър 5</text:p>
      <text:p text:style-name="P2"/>
      <text:p text:style-name="P2"><text:span text:style-name="T1">Резюме.</text:span> Статията описва проектирането и изработката на достъпен полупроводников детектор за регистриране на йонизиращи лъчения. Проектът оглави класирането на първия Изобретателски маратон на Физическия факултет на СУ “<text:span text:style-name="T2">Св. Климент Охридски”</text:span>, проведен през м<text:span text:style-name="T100">есец</text:span> май 2017.</text:p>
      <text:p text:style-name="P3"/>
      <text:h text:style-name="P23" text:outline-level="2">Предистория <text:span text:style-name="T30">и мотивация з</text:span>а проекта</text:h>
      <text:p text:style-name="P5">Идеята за <text:span text:style-name="T31">евтин </text:span>детектор <text:span text:style-name="T31">на йонизиращи лъчения (ЙЛ) </text:span>се породи от желанието ни да <text:span text:style-name="T32">приложим на практика получените знания по ядрена електроника и </text:span>да <text:span text:style-name="T36">можем да</text:span> идентифицираме с подръчни средства източниците на йонизиращи лъчения в околната среда по техния енергетичен спектър.</text:p>
      <text:p text:style-name="P5"/>
      <text:p text:style-name="P4">Допълнителна мотивация за нас е нестихващият интерес <text:span text:style-name="T33">в обществото </text:span>към проблемите на замърсяването с радиоактивни материали. За съжаление, в обществения дебат по темата рядко присъстват информативни и базирани на факти мнения. Една от причините за това е липсата на достъпни устройства за измерване и характеризиране на радиационната обстановка, липса, която нашият проект е кандидат да запълни донякъде. </text:p>
      <text:p text:style-name="P4"/>
      <text:p text:style-name="P6">Проектът за конструиране и изработка на достъпен <text:span text:style-name="T34">PIN</text:span>-диоден полупроводников детектор на йонизиращи лъчения има три цели. Първата е създаване на практическа учебна платформа за преговор на материала от курсовете по ядрена електроника във физическия факултет на СУ. Втората е изграждането на тестова система за проверка на пригодността на различни стандартни компоненти в детектори на ЙЛ. Третата е създаване на действащ евтин детектор на йонизиращи лъчения, който поддържа режими на брояч и спектрометър и позволява продължително наблюдение на радиационната обстановка в околната среда.</text:p>
      <text:p text:style-name="P1"/>
      <text:p text:style-name="P7"><text:span text:style-name="T35">К</text:span>ритерии<text:span text:style-name="T35">те, избрани от нас</text:span> за <text:span text:style-name="T3">успех </text:span>на проекта <text:span text:style-name="T3">бяха максимална</text:span> простота на схемите, повторяемост на резултатите, възможност за изработка на цялото устройство без специално оборудване, нисковолтово захранване и работа на схемата в нормални условия, <text:span text:style-name="T4">без нужда от охлаждане, </text:span>при приемлива разделителна способност по енергии <text:span text:style-name="T5">и</text:span> минимален бюджет. Тези <text:span text:style-name="T6">предварителни условия </text:span>предполагат сравнително ниска ефективност и чувствителност на устройството, <text:span text:style-name="T6">но не представляват ограничение за предвидената му употреба.</text:span></text:p>
      <text:p text:style-name="P1"/>
      <text:p text:style-name="P1">Платформата, <text:span text:style-name="T37">която предлагаме</text:span> се състои от четири компонента. Първият е детекторна подсистема с няколко канала с нискошумящи предусилватели и формирователи на сигнала, на всеки от които могат да бъдат монтирани един или повече <text:span text:style-name="T7">детектори</text:span>. Вторият е суматор и линеен усилвател, който комбинира и усилва сигналите от първия блок. <text:span text:style-name="T7">На </text:span>изход<text:span text:style-name="T7">а му</text:span> <text:span text:style-name="T7">могат </text:span>да се свържат следващите два <text:span text:style-name="T7">модула</text:span>, поотделно или заедно. Третият компонент е импулсен преброител, изграден <text:span text:style-name="T7">от</text:span> компаратор, микроконтролер и прост <text:span text:style-name="T7">потребителски интерфейс от LCD character display и няколко бутона</text:span>. Четвъртият компонент е многоканален анализатор, изграден от запомнящо устройство, АЦП и микроконтролер. Последните два компонента предлагат изходен цифров интерфейс за последваща обработка на сигнала <text:span text:style-name="T7">с по-мощен компютър</text:span>. Предвиден е и изход от предусилвателното стъпало, с което необработеният детекторен сигнал да бъде достъпен за директна дискретизация и последващо цифрово обработване.</text:p>
      <text:p text:style-name="P1"/>
      <text:p text:style-name="P1">Целите на проекта бяха до голяма степен постигнати по време на участието на екипа в първия Изобретателския маратон на Физическия факултет на СУ "Св. Климент Охридски" през май 2017, на който екипът спечели <text:span text:style-name="T8">голямата</text:span> награда. Три от компонентите на платформата <text:span text:style-name="T38">(ПУ, ЛУ, цифров брояч)</text:span> бяха завършени изцяло, което дава възможност за последваща оптимизация на устройството в текущата хардуерна конфигурация, използването му за обучение и за тестване на нови компоненти. Постигнатите нива на шумове позволяват регистрация на гама и рентгенови лъчения с енергия <text:span text:style-name="T39">от</text:span> 100 <text:span text:style-name="T39">и повече </text:span>keV, а експериментите с четвъртия компонент показват, че е възможно и получаването на спектър, задача, която екипът очаква да завърши <text:span text:style-name="T8">в близко бъдеще</text:span>.</text:p>
      <text:p text:style-name="P1"/>
      <text:h text:style-name="P22" text:outline-level="2">Типове детектори и принцип на работа.</text:h>
      <text:p text:style-name="P1"/>
      <text:p text:style-name="P8"><text:soft-page-break/><text:span text:style-name="T9">Д</text:span>етектори<text:span text:style-name="T9">те</text:span> на ЙЛ <text:span text:style-name="T9">използват ефектите от отдаването на енергия при преминаване на заредената частица през подходяща среда. Най-често в средата се образува електричен заряд (или се излъчва светлина, която отново се преобразува в такъв). Този заряд се регистрира и измерва и от това се правят изводи за природата на ЙЛ. Средите в най-често срещаните типове детектори (и процеси) са разреден газ (газов разряд)</text:span>, <text:span text:style-name="T10">сцинтилатор (излъчване на фотони)</text:span> или полупроводник <text:span text:style-name="T11">(образуване на двойки заряди)</text:span>.</text:p>
      <text:p text:style-name="P8"/>
      <text:p text:style-name="P9">При газов разряд в съд с газ под ниско налягане и високо напрежение, при преминаване на високоенергетична частица се образуват йони, които се ускоряват в електричното поле, създадено от високо напрежение. Регистрираният ток се отчита като импулс. <text:span text:style-name="T12">Пример на такова устройство е Гайгер-Мюлеровият брояч.</text:span></text:p>
      <text:p text:style-name="P9">Предимства <text:span text:style-name="T13">на устройствата на принципа на газовия разряд е, че са</text:span> евтини <text:span text:style-name="T13">и сравнително </text:span>лесни за изработка. Недостатъци<text:span text:style-name="T13">те са</text:span> ниска ефективност, необходимост от високо напрежение, малко време на живот на детектора, индикация за йонизиращото лъчение без детайли за характера му, <text:span text:style-name="T14">както и бързото им пренасищане при мощни източници</text:span>.</text:p>
      <text:p text:style-name="P9"/>
      <text:p text:style-name="P1">Сцинтилатор<text:span text:style-name="T15">ите са</text:span> детектор<text:span text:style-name="T15">и</text:span>, изработен<text:span text:style-name="T15">и</text:span> от специал<text:span text:style-name="T15">ни</text:span> прозрач<text:span text:style-name="T15">ни</text:span> материал<text:span text:style-name="T15">и. П</text:span>ри преминаване<text:span text:style-name="T16">то на </text:span>високоенергетична частица, <text:span text:style-name="T16">тя</text:span> отдава енергията си <text:span text:style-name="T16">като избива </text:span>електрони от материала. <text:span text:style-name="T16">П</text:span>ри рекомбинацията <text:span text:style-name="T16">им </text:span>се излъчва светлина, <text:span text:style-name="T16">пропорционална на енергията, отдадена от частицата</text:span>. Светлината се регистрира и усилва с фотомножител <text:span text:style-name="T16">и от регистрирания заряд </text:span>се пресмята енергията на началната частица. <text:span text:style-name="T18">Основно п</text:span>редимств<text:span text:style-name="T18">о на сцинтилатора е, че с него може да бъде регистриран енергетичният </text:span>спектър <text:span text:style-name="T18">на ЙЛ и че може да бъде използван в нормални условия</text:span>. Недостатъци<text:span text:style-name="T18">те му са, че изисква</text:span> високо напрежение <text:span text:style-name="T18">и </text:span>специални материали и изработка, <text:span text:style-name="T18">както и</text:span> <text:span text:style-name="T40">сравнително</text:span> <text:span text:style-name="T17">ниската разделителна способност по енергии</text:span>.</text:p>
      <text:p text:style-name="P1"/>
      <text:p text:style-name="P1">Полупроводникови<text:span text:style-name="T41">те</text:span> детектори <text:span text:style-name="T19">са</text:span> специално конструиран<text:span text:style-name="T19">и диоди </text:span>с голяма площ и дебелина на p-n слоя, <text:span text:style-name="T42">намиращ се под обратно напрежение</text:span>, <text:span text:style-name="T19">който</text:span> се облъчва с йонизиращи частици. При преминаването <text:span text:style-name="T20">на такива частици</text:span>, в обема на <text:span text:style-name="T20">p-n </text:span>прехода се създават <text:span text:style-name="T21">и регистрират </text:span>множество двойки заряди, а по общия им брой (т.е. пълния заряд) се оценява и енергията на преминалата частица. <text:span text:style-name="T21">Обикновено тези устройства работят под високо (стотици волтове) напрежение. За да се предпази работния слой от дифузия (която води до необратимо увреждане на детектора), те се охлаждат до ниски температури с течен азот.</text:span></text:p>
      <text:p text:style-name="P1"/>
      <text:h text:style-name="P24" text:outline-level="2">Избор на конструкцията</text:h>
      <text:p text:style-name="P1"/>
      <text:p text:style-name="P10">Първоначалният ни план беше детекторът да е от сцинтилаторен тип. Изискванията за сцинтилиращия материал (определена дължина на вълната на преизлъчената светлина), неговата обработка и необходимостта от скъпи компоненти за регистриране и преобразуване на сигнала <text:span text:style-name="T22">обаче </text:span>биха усложнили проекта <text:span text:style-name="T23">и надхвърлили ограниченията, изложени по-горе</text:span>.</text:p>
      <text:p text:style-name="P10"/>
      <text:p text:style-name="P11">Затова преминахме към <text:span text:style-name="T23">дизайн</text:span> на полупроводников детектор с PIN диоди, работещи в режим на обратно напрежение. Тази конструкция се отличава с всички положителни черти на полупроводниковия детектор (нисък шум, ниска енергия за създаване на двойка заряди, ниска цена, проста механична конструкция, дълъг живот на компонентите, <text:span text:style-name="T23">висока разделителна способност</text:span>), както и предимствата на PIN диодите - ниско работно напрежение и работен режим без охлаждане с течен азот. </text:p>
      <text:p text:style-name="P11"/>
      <text:p text:style-name="P12"><text:span text:style-name="T25">Тази конструкция има две групи потенциални проблеми. От една страна, очаквахме </text:span>ниска ефективност и съответно бавно набиране на спек<text:span text:style-name="T24">тър.</text:span> <text:span text:style-name="T25">Тази характеристика, дължаща се на PIN-диода, </text:span>не <text:span text:style-name="T25">е </text:span>от значение за <text:span text:style-name="T25">планираните приложения </text:span>(<text:span text:style-name="T25">обучение, тестване и </text:span>постоянен мониторинг на околната среда, ко<text:span text:style-name="T25">й</text:span>то позволява продължителни измервания) <text:span text:style-name="T26">и </text:span>отлично <text:span text:style-name="T27">се вмества в нашите критерии. По-сериозен проблем на този дизайн е малкият размер на работната среда на полупроводника, който може да създаде амплитуден праг на измерванията. Ако по-високоенергетичните частици не отдадат цялата си енергия при преминаването им през него, те ще бъдат регистрирани като по-нискоенергетични и измереният след прага спектър няма да бъде правилен. За характеризиране на този ефект е необходимо практическо изследване на поведението на компонентите за частици с висока енергия, което предстои.</text:span></text:p>
      <text:p text:style-name="P13"/>
      <text:h text:style-name="P22" text:outline-level="2"><text:soft-page-break/>Обработка на генерирания сигнал.</text:h>
      <text:p text:style-name="P1">Както видяхме по-горе, общият принцип на регистрация на йонизиращи лъчения в различните детектори е, че в работната им среда при преминаване на високоенергетична частица се създава електричен заряд, който се подлага на последващо преобразуване и измерване.</text:p>
      <text:p text:style-name="P1"/>
      <text:p text:style-name="P1">В зависимост от детектора и типа на обработка, можем грубо да разделим устройствата на два типа - броячи и спектрометри. В първите, импулсът от частицата се преброява, без да се интересуваме от нейния тип, енергия и т.н. Във вторите след калибриране и обработка на сигнала можем да получим оценка за количеството заряд и, от него да направим извод за енергията на уловената частица, което ни дава възможност да идентифицираме източника на излъчване.</text:p>
      <text:p text:style-name="P1"/>
      <text:p text:style-name="P1">Целта на обработката на сигнала е той да бъде идентифициран, усилен и преобразуван по начин, подходящ за следващото звено. За броячи на частици, сигналът се скъсява и сравнява с предварително зададен праг, при преминаването на който се генерира цифров импулс за преброяване.</text:p>
      <text:p text:style-name="P1"/>
      <text:p text:style-name="P1">За спектрометри, обработката е по-сложна. Освен усилване и скъсяване, сигналът се преобразува по начин, който запазва връзката с първоначалното количество енергия, отделена от частицата и може да бъде измерен, например в аналогово-цифров преобразувател и записан в многоканален анализатор.</text:p>
      <text:p text:style-name="P1"/>
      <text:p text:style-name="P1"><text:span text:style-name="T28">По-долу </text:span>описваме реализацията на схема на полупроводников детектор, който може да бъде използван и в двата режима - на брояч на преминалите частици и на спектрометър.</text:p>
      <text:p text:style-name="P1"/>
      <text:h text:style-name="P22" text:outline-level="2">Компоненти <text:span text:style-name="T29">на изработената схема</text:span></text:h>
      <text:p text:style-name="P1"/>
      <text:p text:style-name="P17">Детекторен блок, изграден от полупроводникови <text:span text:style-name="T43">PIN-</text:span>диоди. </text:p>
      <text:p text:style-name="P17">При преминаването през ПИН диодите, йонизиращата частица отдава енергията си и генерира електричен заряд. За силициев диод, частицата отдава около 3 eV при генерирането на всяка двойка електрон-дупка в p-n прехода. Следователно за частици в обхвата 50 keV - 10 MeV генерираният заряд ще бъде между 3Е-6 и 5Е-2 pC, при предположение за пълно отдаване на енергията на частицата в p-n слоя.</text:p>
      <text:p text:style-name="P1"/>
      <text:p text:style-name="P1">Доколкото обаче за избрания ПИН диод този слой е много тънък, предварително не е ясно дали цялата енергия на преминаващата частица ще бъде регистрирана в брояча, особено за гама-кванти с висока енергия. В тази част на устройството е необходимо <text:span text:style-name="T44">също така </text:span>експериментално да се намери и оптималното усилващо напрежение, което минимизира двата източника на детекторен шум - капацитетът на детектора, който намалява с напрежението (dN/dU ~ dC/dU &lt; 0) и обратния ток през диода, който се усилва при по-високо напрежение. (dN/dU ~ dI/dU &gt; 0).</text:p>
      <text:p text:style-name="P1"/>
      <text:p text:style-name="P1">Изборът на <text:span text:style-name="T45">PIN</text:span>-диод за детектор се обуславя от следните съображения:</text:p>
      <text:p text:style-name="P1"/>
      <text:list xml:id="list1179424040" text:style-name="L1">
        <text:list-item>
          <text:p text:style-name="P26">Ниска цена</text:p>
        </text:list-item>
        <text:list-item>
          <text:p text:style-name="P26">Достъпни стандартни компоненти за всички елементи в схемата</text:p>
        </text:list-item>
        <text:list-item>
          <text:p text:style-name="P26">Възможност детекторите да работят добре с ниско захранващо напрежение (с размах под 24V <text:span text:style-name="T46">и дори изключени</text:span>)</text:p>
        </text:list-item>
        <text:list-item>
          <text:p text:style-name="P26">Възможност детекторите да работят без охлаждане (охлаждането на по-скъпите професионални детектори е необходимо, за да се предотврати дифундиране в p-n слоя под действието на високото напрежение).</text:p>
        </text:list-item>
        <text:list-item>
          <text:p text:style-name="P26">Ниската ефективност на устройството позволява да се използват големи времеконстанти в зарядочувствителния предусилвател, с което може да се постигне <text:span text:style-name="T47">допълнително </text:span>намаляване на шума и по-добра разделителна способност. Цената, която се заплаща е увеличаването на времето за набиране на спектър. Доколкото устройството е замислено като монитор на околната среда, това не представлява проблем.</text:p>
        </text:list-item>
      </text:list>
      <text:p text:style-name="P1"/>
      <text:p text:style-name="P17">Нискошумящ зарядочувствителен предусилвател. </text:p>
      <text:p text:style-name="P19">Тук полученият сигнал се усилва до нива, подходящи за по-нататъшна обработка. Отново специално внимание се отделя на изолирането на сигнала на входа на усилвателя от външни шумове. <text:span text:style-name="T80">Той също така е с достатъчно ниско изходно съпротивление, за да може да предаде сигнала по кабел по-нататък. </text:span><text:span text:style-name="T88">В този тип усилватели изходното напрежение </text:span><text:span text:style-name="T89">е </text:span><text:span text:style-name="T90">U</text:span><text:span text:style-name="T96">изх</text:span><text:span text:style-name="T90"> = - Q/C</text:span><text:span text:style-name="T96">f</text:span><text:span text:style-name="T88">, където </text:span><text:span text:style-name="T90">C</text:span><text:span text:style-name="T96">f</text:span><text:span text:style-name="T97"> </text:span><text:span text:style-name="T88">е кондензаторът в обратната връзка, </text:span><text:span text:style-name="T93">а </text:span><text:span text:style-name="T88">Q е генерираният в детектора заряд. </text:span><text:span text:style-name="T93">Q </text:span><text:span text:style-name="T89">е </text:span><text:soft-page-break/><text:span text:style-name="T89">равен просто на</text:span><text:span text:style-name="T93"> </text:span><text:span text:style-name="T91">eЕ/ε</text:span><text:span text:style-name="T93">, където </text:span><text:span text:style-name="T92">е</text:span><text:span text:style-name="T93"> е елементарният електрически заряд, </text:span><text:span text:style-name="T91">Е</text:span><text:span text:style-name="T93"> е енергията на частиците в </text:span><text:span text:style-name="T94">електронволти</text:span><text:span text:style-name="T93">, а </text:span><text:span text:style-name="T91">ε</text:span><text:span text:style-name="T93"> е около 3 </text:span><text:span text:style-name="T95">електронволта</text:span><text:span text:style-name="T93"> и представлява енергията, необходима да се създаде двойка електрон-дупка в полупроводника)</text:span><text:span text:style-name="T88">. За да можем да получим ясен сигнал от преминаването на частица, <text:s/>U</text:span><text:span text:style-name="T97">изх </text:span><text:span text:style-name="T98">трябва да бъде значително по-високо от нивото на шума във веригата. В нашия случай, постигнатото ниво на шум </text:span><text:span text:style-name="T99">е</text:span><text:span text:style-name="T98"> от порядъка на 1mV, от която стойност можем да определим теоретично най-нискоенергетичните гама-кванти, които можем да засечем. Да предположим, че искаме сигналът да бъде поне 3 пъти по-висок от шума, тогава за минимална енергия получаваме около 90 keV, </text:span><text:span text:style-name="T99">кванти на </text:span><text:span text:style-name="T98">твърдо рентгеново лъчение. </text:span></text:p>
      <text:p text:style-name="P21"/>
      <text:p text:style-name="P17">Суматор на сигнала и линеен усилвател. </text:p>
      <text:p text:style-name="P17">Тук сигналите от един или повече предусилвателни канала се събират и се усилват по напрежение К=10 пъти <text:span text:style-name="T87">в две стъпала, реализирани с двата усилвателя на използвания чип</text:span>. <text:span text:style-name="T71">Изходното напрежение след суматора се пресмята по формулата: </text:span><text:span text:style-name="T54">U</text:span><text:span text:style-name="T71">изх</text:span><text:span text:style-name="T54">=Rf*(</text:span><text:span text:style-name="T74">Σ</text:span><text:span text:style-name="T66">(Ui/Ri)), </text:span><text:span text:style-name="T68">където </text:span><text:span text:style-name="T66">Rf </text:span><text:span text:style-name="T68">е съпротивлението в обратната връзка, а в сумата се включват входящите напрежения от сигналите, с прилежащите им съпротивления </text:span><text:span text:style-name="T70">(в нашата схема те са еднакви)</text:span><text:span text:style-name="T68">.</text:span><text:span text:style-name="T67"> </text:span><text:span text:style-name="T69">Линейният усилвател се грижи отново да усили и формира сигнала от предусилвателя, за да е готов за обработка в следващата част от схемата. </text:span></text:p>
      <text:p text:style-name="P1"/>
      <text:p text:style-name="P14">След линейния усилвател сигналът се подава на схема-преброител на импулси, реализирана с компаратор с регулируем праг и микроконтролер <text:span text:style-name="T49">за преброените импулси, като натрупаната статистика </text:span>се изобразява на LCD екран <text:span text:style-name="T49">и се извежда към сериен порт</text:span>.</text:p>
      <text:p text:style-name="P14"/>
      <text:p text:style-name="P15">В текущата версия, генерираният от компаратора кратък правоъгълен импулс се подава на краче на AVR микроконтролер Atmega328p, което поддържа хардуерно прекъсване (hardware interrupt). Прекъсванeто може да бъде привързано по нарастващия или падащ фронт на импулса, а при сработването му автоматично се увеличава брояча на импулси.</text:p>
      <text:p text:style-name="P14"/>
      <text:p text:style-name="P16">На базата на задаван от потребителя интервал, се извършва оценка на броя на импулси за кратък интервал от време и от него, след калибриране, на текущия радиационен фон, както и оценка за активността (импулси/време) за целия интервал на работа на устройството. Потребителският интерфейс е реализиран с бутони с хардуерно премахване на паразитните напрежения при превключване (hardware debouncing).</text:p>
      <text:p text:style-name="P14"/>
      <text:p text:style-name="P14">В режим на спектрометър, сигналът от линейния усилвател се пода<text:span text:style-name="T51">ва </text:span>на подходящо аналогово-цифрово преобразуващо устройство <text:span text:style-name="T48">и многоканален анализатор. АЦП устройството се състои от два или повече блока - интегратор на измерения заряд на частицата в напрежение, запомнящо устройство и линеен АЦП, а многоканалният анализатор представлява микроконтролер или компютър с общо предназначение, в който броят на импулсите се категоризира в хистограма според измерените стойности на напрежение от АЦП. След калибровка, тази хистограма представлява спектъра на ЙЛ.</text:span></text:p>
      <text:p text:style-name="P1"/>
      <text:p text:style-name="P1">С подходящи <text:span text:style-name="T52">PIN</text:span>-диоди, които да позволяват <text:span text:style-name="T52">оголване на полупроводника,</text:span> може да се реализира устройство, което да регистрира както гама-кванти, така и алфа и бета частици.</text:p>
      <text:p text:style-name="P1"/>
      <text:h text:style-name="Heading_20_2" text:outline-level="2">Изпълнение на схема за работещ брояч </text:h>
      <text:p text:style-name="P20"><text:span text:style-name="T59">С</text:span><text:span text:style-name="T58">хемата е изпълнена като трите компонента са реализирани на три едностранни печатни платки - предусилвател, усилвател, компаратор и преброител с LCD монитор. Задължително условие за работа на устройството е поставянето му в добре изолирана кутия - ние използв</text:span><text:span text:style-name="T63">аме </text:span><text:span text:style-name="T64">алуминиева</text:span><text:span text:style-name="T63"> кутия </text:span><text:span text:style-name="T65">(</text:span><text:span text:style-name="T64">размери </text:span><text:span text:style-name="T57">119x94x30mm</text:span><text:span text:style-name="T65">)</text:span><text:span text:style-name="T63">, но може и </text:span><text:span text:style-name="T58">консервна кутия от грах или царевица</text:span><text:span text:style-name="T85">.</text:span></text:p>
      <text:p text:style-name="P1"/>
      <text:list xml:id="list2487558786" text:style-name="L2">
        <text:list-item>
          <text:p text:style-name="P27">Списък с компоненти</text:p>
        </text:list-item>
      </text:list>
      <text:list xml:id="list3578714601" text:style-name="L3">
        <text:list-item>
          <text:p text:style-name="P30"><text:span text:style-name="T55">pin</text:span><text:span text:style-name="T60">-диоди OSRAM – BPW34S</text:span></text:p>
        </text:list-item>
        <text:list-item>
          <text:p text:style-name="P28">предусилватели ANALOG DEVICES – AD8066ARZ</text:p>
        </text:list-item>
        <text:list-item>
          <text:p text:style-name="P28">линеен усилвател NE5532P на TEXAS INSTRUMENTS</text:p>
        </text:list-item>
        <text:list-item>
          <text:p text:style-name="P28">компаратор LM311P на TEXAS INSTRUMENTS</text:p>
        </text:list-item>
        <text:list-item>
          <text:p text:style-name="P28">дисплей WH1602B-YYH-CTKV# </text:p>
        </text:list-item>
        <text:list-item>
          <text:p text:style-name="P31"><text:span text:style-name="T60">м</text:span><text:span text:style-name="T58">икроконтролер </text:span><text:span text:style-name="T61">Atmega328p</text:span></text:p>
        </text:list-item>
      </text:list>
      <text:list xml:id="list195053333631866" text:continue-list="list2487558786" text:style-name="L2">
        <text:list-item>
          <text:p text:style-name="P29"><text:span text:style-name="T58">Схеми и PCB </text:span><text:span text:style-name="T62">шаблони</text:span></text:p>
        </text:list-item>
        <text:list-item>
          <text:p text:style-name="P27">Сглобяване, тестове <text:span text:style-name="T50">з</text:span>а компонентите</text:p>
        </text:list-item>
        <text:list-item>
          <text:p text:style-name="P32"><text:soft-page-break/>Захранване<text:line-break/><text:span text:style-name="T86">Захранването трябва да е стабилно +12</text:span><text:span text:style-name="T56">V/</text:span><text:span text:style-name="T86">-12</text:span><text:span text:style-name="T56">V. </text:span><text:span text:style-name="T86">Такова е и използваното по време на тестовете, като то не е професионално, а самоделно. В бъдещите версии на устройството се предвижда версия на захранване с батерии, за да отговори на поставените цели – да е преносимо и независимо</text:span></text:p>
        </text:list-item>
        <text:list-item>
          <text:p text:style-name="P27">Калибриране и експлоатация</text:p>
        </text:list-item>
      </text:list>
      <text:p text:style-name="P18"><text:span text:style-name="T84">След провеждане на тестове на устройството установихме, че зарядочувствителният предусилвател се отличава с н</text:span>исък шум и висока чувствителност, които <text:span text:style-name="T83">компенсираха</text:span> ниската <text:span text:style-name="T83">му</text:span> ефективност. Съответно при версията с <text:span text:style-name="T53">1G</text:span><text:span text:style-name="T73">Ω </text:span><text:span text:style-name="T72">резистор в обратната връзка – 800μ</text:span><text:span text:style-name="T73">V </text:span><text:span text:style-name="T79">шум</text:span><text:span text:style-name="T77">, </text:span><text:span text:style-name="T79">а</text:span><text:span text:style-name="T72"> при 30</text:span><text:span text:style-name="T73">MΩ – 3,4mV. </text:span><text:span text:style-name="T72">Това позволи измерването на γ-кванти с енергии под 300</text:span><text:span text:style-name="T73">keV. </text:span><text:span text:style-name="T72">Както и на фотопик и комптъново разсейване от </text:span><text:span text:style-name="T81">133</text:span><text:span text:style-name="T73">Ba </text:span><text:span text:style-name="T75">(356keV)</text:span><text:span text:style-name="T73"> </text:span><text:span text:style-name="T72">и</text:span><text:span text:style-name="T73"> </text:span><text:span text:style-name="T82">137</text:span><text:span text:style-name="T76">Cs (</text:span><text:span text:style-name="T78">662</text:span><text:span text:style-name="T76">keV)</text:span><text:span text:style-name="T73">. </text:span></text:p>
      <text:h text:style-name="Heading_20_2" text:outline-level="2">Резултат</text:h>
      <text:p text:style-name="P1">Състезанието се проведе във Физическия факултет на СУ от 20 до 22 май. В него взеха участие 7 отбора, които разполагаха с малък бюджет и 48 часа за реализация на своята идея. Нашият отбор, „Хотару“, съставен от студентите Симеон Иванов, Светослав Иванов, Десислава Калайджиева, Константин Стойчев с ментор доц. Илко Русинов, спечели първа награда с устройството, описано в тази стат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00%" fo:text-indent="0cm" style:auto-text-indent="false" style:writing-mode="page"/>
      <style:text-properties fo:font-size="10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2T14:48:46.926234230</meta:creation-date>
    <dc:date>2017-08-27T19:50:50.492000000</dc:date>
    <meta:editing-duration>PT10H42M44S</meta:editing-duration>
    <meta:editing-cycles>158</meta:editing-cycles>
    <meta:generator>LibreOffice/5.3.5.2$Windows_X86_64 LibreOffice_project/50d9bf2b0a79cdb85a3814b592608037a682059d</meta:generator>
    <meta:document-statistic meta:table-count="0" meta:image-count="0" meta:object-count="0" meta:page-count="5" meta:paragraph-count="63" meta:word-count="2411" meta:character-count="16612" meta:non-whitespace-character-count="14264"/>
  </office:meta>
</office:document-meta>
</file>